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 fo:min-height="19.75cm" fo:min-width="19.5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9.75cm" fo:min-width="9.5cm"/>
    </style:style>
    <style:style style:name="P1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0cm" svg:height="20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cm" svg:height="10cm" svg:x="-2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6T12:52:09.508365929</meta:creation-date>
    <dc:date>2018-04-30T11:21:21.468770196</dc:date>
    <meta:editing-duration>PT15M4S</meta:editing-duration>
    <meta:editing-cycles>9</meta:editing-cycles>
    <meta:generator>LibreOffice/5.2.7.2$Linux_X86_64 LibreOffice_project/20m0$Build-2</meta:generator>
    <meta:document-statistic meta:object-count="2"/>
  </office:meta>
</office:document-meta>
</file>